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2013fd" officeooo:paragraph-rsid="002013fd" style:font-size-asian="10pt" style:font-size-complex="10pt"/>
    </style:style>
    <style:style style:name="P2" style:family="paragraph" style:parent-style-name="Text_20_body" style:list-style-name="L1"/>
    <style:style style:name="P3" style:family="paragraph" style:parent-style-name="Text_20_body">
      <style:text-properties style:font-name="Liberation Mono" fo:font-size="10pt" officeooo:rsid="002013fd" officeooo:paragraph-rsid="002013fd" style:font-size-asian="8.75pt" style:font-size-complex="10pt"/>
    </style:style>
    <style:style style:name="P4" style:family="paragraph" style:parent-style-name="Text_20_body">
      <style:text-properties style:font-name="Liberation Mono" fo:font-size="10pt" style:font-size-asian="10pt" style:font-size-complex="10pt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style:font-name="Liberation Mono" fo:font-size="10pt" style:font-size-asian="10pt" style:font-size-complex="10pt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0pt" style:font-size-asian="10pt" style:font-size-complex="10pt"/>
    </style:style>
    <style:style style:name="T3" style:family="text">
      <style:text-properties style:font-size-asian="1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AC103</text:p>
      <text:p text:style-name="P1"/>
      <text:p text:style-name="P1">Daniel Ruz</text:p>
      <text:p text:style-name="P1"/>
      <text:p text:style-name="P1">## Enunciado</text:p>
      <text:p text:style-name="P3"><text:span text:style-name="T3">Mediante tu identidad digital de </text:span><text:span text:style-name="Emphasis"><text:span text:style-name="T3">Office365</text:span></text:span><text:span text:style-name="T3">, y haciendo uso de </text:span><text:a xlink:type="simple" xlink:href="https://www.microsoft.com/es-es/microsoft-365/microsoft-lists" text:style-name="Internet_20_link" text:visited-style-name="Visited_20_Internet_20_Link"><text:span text:style-name="T3">MS Lists</text:span></text:a><text:span text:style-name="T3">, crea una lista que permita almacenar la información sobre los empleados que trabajan en diferentes departamentos de una empresa. De los empleados, nos interesa guardar su NIF, nombre y apellidos, la edad, el sexo, su dirección (calle, número y código postal) y finalmente su salario.</text:span></text:p>
      <text:p text:style-name="P4">Para ello:</text:p>
      <text:list text:style-name="L1">
        <text:list-item>
          <text:p text:style-name="P5">Crea la lista en blanco (no utilices ninguna plantilla) y ponle un nombre adecuado. </text:p>
        </text:list-item>
        <text:list-item>
          <text:p text:style-name="P5">Agrega columnas con los campos que consideres. Al añadir una columna, deberás elegir un tipo para el dato. </text:p>
        </text:list-item>
        <text:list-item>
          <text:p text:style-name="P5">Inserta un mínimo de 5 empleados </text:p>
        </text:list-item>
        <text:list-item>
          <text:p text:style-name="P5">Exporta la lista como un archivo CSV simple. </text:p>
        </text:list-item>
        <text:list-item>
          <text:p text:style-name="P2"><text:span text:style-name="T2">Comparte la lista con </text:span><text:a xlink:type="simple" xlink:href="mailto:a.medrano@edu.gva.es" text:style-name="Internet_20_link" text:visited-style-name="Visited_20_Internet_20_Link"><text:span text:style-name="T2">a.medrano@edu.gva.es</text:span></text:a><text:span text:style-name="T2"> </text:span></text:p>
        </text:list-item>
      </text:list>
      <text:p text:style-name="P1"/>
      <text:p text:style-name="P1"/>
      <text:p text:style-name="P1">## Solució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16:38:19.966516573</meta:creation-date>
    <meta:generator>LibreOffice/7.5.6.2$Linux_X86_64 LibreOffice_project/50$Build-2</meta:generator>
    <dc:date>2025-09-18T17:06:34.985702640</dc:date>
    <meta:editing-duration>PT28M15S</meta:editing-duration>
    <meta:editing-cycles>1</meta:editing-cycles>
    <meta:document-statistic meta:table-count="0" meta:image-count="0" meta:object-count="0" meta:page-count="1" meta:paragraph-count="11" meta:word-count="123" meta:character-count="727" meta:non-whitespace-character-count="615"/>
  </office:meta>
</office:document-meta>
</file>